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0pt" officeooo:paragraph-rsid="001228ff" style:font-size-asian="60pt" style:font-size-complex="60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60pt" officeooo:paragraph-rsid="00127689" style:font-size-asian="60pt" style:font-size-complex="60pt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paragraph-rsid="001228ff" style:font-size-asian="60pt" style:font-style-asian="normal" style:font-weight-asian="normal" style:font-size-complex="60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12f34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28ff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493ff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46f31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493ff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officeooo:rsid="00127689" style:font-style-asian="normal" style:font-weight-asian="normal" style:text-emphasize="none"/>
    </style:style>
    <style:style style:name="T9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INTERMAC Master </text:span><text:span text:style-name="T7">30</text:span></text:p>
      <text:p text:style-name="P1"><text:span text:style-name="T1">инв.№55550</text:span><text:span text:style-name="T6">056</text:span><text:span text:style-name="T1"> для операторов</text:span></text:p>
      <text:p text:style-name="P3"/>
      <text:p text:style-name="P3"/>
      <text:p text:style-name="P3"/>
      <text:p text:style-name="P2"><text:soft-page-break/><text:span text:style-name="T2">Т</text:span><text:span text:style-name="T1">О обрабатывающего центра с ЧПУ INTERMAC Master</text:span> <text:span text:style-name="T7">30</text:span> </text:p>
      <text:p text:style-name="P2"><text:span text:style-name="T1">инв.№55550</text:span><text:span text:style-name="T6">056</text:span><text:span text:style-name="T1"> для </text:span><text:span text:style-name="T8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2-01T16:07:15.073000000</dc:date>
    <meta:editing-duration>PT1H53M47S</meta:editing-duration>
    <meta:editing-cycles>12</meta:editing-cycles>
    <meta:generator>LibreOffice/7.3.6.2$Windows_X86_64 LibreOffice_project/c28ca90fd6e1a19e189fc16c05f8f8924961e12e</meta:generator>
    <meta:print-date>2022-11-29T14:29:01.675000000</meta:print-date>
    <meta:document-statistic meta:table-count="0" meta:image-count="0" meta:object-count="0" meta:page-count="2" meta:paragraph-count="4" meta:word-count="22" meta:character-count="156" meta:non-whitespace-character-count="137"/>
  </office:meta>
</office:document-meta>
</file>